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AnnotationProcessorEnvImpl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setAttribute( String property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eAnnotationProcessorEnvImpl.getXJava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DelegateDoc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DeclarationsAnnotatedWith( AnnotationTypeDeclaration 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reAnnotationProcessorEnvImpl.get( DocletContext delegate , NetuiSubTask subtask , SourceClass 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Attribute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CoreAnnotationProcessorEnvImpl( DocletContext delegate , NetuiSubTask subtask , SourceClass sour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eAnnotationProcessorEnvImpl.getF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Mess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TypeDeclara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AnnotationProcessorEnvImpl.getSpecifiedTyp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